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100000704A1FCB760DC46B84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 style:parent-style-name="standard">
      <style:graphic-properties svg:stroke-width="0.035cm" svg:stroke-color="#008000" draw:marker-start-width="0.252cm" draw:marker-end-width="0.252cm" draw:fill="none" loext:fill-use-slide-background="false" draw:textarea-horizontal-align="justify" draw:textarea-vertical-align="middle" draw:auto-grow-height="false" fo:min-height="0.076cm" fo:min-width="0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008000" draw:marker-start-width="0.252cm" draw:marker-end-width="0.252cm" draw:fill="none" loext:fill-use-slide-background="false" draw:textarea-horizontal-align="justify" draw:textarea-vertical-align="middle" draw:auto-grow-height="false" fo:min-height="0.436cm" fo:min-width="0.186cm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07cm" svg:height="22.859cm" svg:x="12.067cm" svg:y="0.001cm">
          <draw:image xlink:href="Pictures/100000000000051100000704A1FCB760DC46B845.png" xlink:type="simple" xlink:show="embed" xlink:actuate="onLoad" draw:mime-type="image/png">
            <text:p/>
          </draw:image>
        </draw:frame>
        <draw:custom-shape draw:style-name="gr2" draw:text-style-name="P2" draw:layer="layout" svg:width="0.508cm" svg:height="0.508cm" svg:x="17.081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4.181cm" svg:y="13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3.724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23.749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016cm" svg:height="1.016cm" svg:x="25.654cm" svg:y="17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4:07:19.641000000</meta:creation-date>
    <dc:title>sean 16x9</dc:title>
    <meta:editing-duration>PT7M49S</meta:editing-duration>
    <meta:editing-cycles>2</meta:editing-cycles>
    <meta:generator>LibreOffice/7.6.2.1$Windows_x86 LibreOffice_project/56f7684011345957bbf33a7ee678afaf4d2ba333</meta:generator>
    <dc:date>2023-11-03T14:14:57.738000000</dc:date>
    <meta:document-statistic meta:object-count="6"/>
    <meta:template xlink:type="simple" xlink:actuate="onRequest" xlink:title="sean 16x9" xlink:href="../../../../Portable%20Program%20Files/LibreOfficePortable/Data/settings/user/template/sean%2016x9.otg" meta:date="2023-11-03T14:07:15.982000000"/>
  </office:meta>
</office:document-meta>
</file>